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pd1" office:value-type="string" calcext:value-type="string">
            <text:p>source</text:p>
          </table:table-cell>
          <table:table-cell table:style-name="pd1" office:value-type="string" calcext:value-type="string">
            <text:p>paragraph_number</text:p>
          </table:table-cell>
          <table:table-cell table:style-name="pd1" office:value-type="string" calcext:value-type="string">
            <text:p>raw_text</text:p>
          </table:table-cell>
          <table:table-cell table:style-name="pd1" office:value-type="string" calcext:value-type="string">
            <text:p>character_number</text:p>
          </table:table-cell>
          <table:table-cell table:style-name="pd1" office:value-type="string" calcext:value-type="string">
            <text:p>annotation</text:p>
          </table:table-cell>
          <table:table-cell table:style-name="pd1" office:value-type="string" calcext:value-type="string">
            <text:p>refer_to</text:p>
          </table:table-cell>
          <table:table-cell table:style-name="pd1" office:value-type="string" calcext:value-type="string">
            <text:p>concept</text:p>
          </table:table-cell>
          <table:table-cell table:style-name="pd1" office:value-type="string" calcext:value-type="string">
            <text:p>explanation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你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彩英聽到母親講的「賠」字，又冒出了火氣：「都是他不聽我的話！」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彩英聽到母親講的「賠」字，又冒出了火氣：「都是他不聽我的話！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母親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的母親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彩英聽到母親講的「賠」字，又冒出了火氣：「都是他不聽我的話！」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彩英聽到母親講的「賠」字，又冒出了火氣：「都是他不聽我的話！」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我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「生意這個東西，多少靠運氣，誰能永遠不錯，永遠把財神抱在身邊？」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人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「生意這個東西，多少靠運氣，誰能永遠不錯，永遠把財神抱在身邊？」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財神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神明，在此語境中被擬人化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「怎麼沒有？不然那麼多大財閥是怎麼來的？」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大財閥</text:p>
          </table:table-cell>
          <table:table-cell office:value-type="string" calcext:value-type="string">
            <text:p>財閥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擁有巨大財富和權力的人或家族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「大財閥怎麼來，管我們什麼事？一定也有偷的，搶的和騙的。」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大財閥</text:p>
          </table:table-cell>
          <table:table-cell office:value-type="string" calcext:value-type="string">
            <text:p>財閥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擁有巨大財富和權力的人或家族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你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「你」指稱「彩英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生意人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泛指從事商業活動的人，此處指彩英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消費者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「消費者」指稱一群購買商品或服務的人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勞工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「勞工」指稱一群提供勞務的人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母親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的母親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小孫子</text:p>
          </table:table-cell>
          <table:table-cell office:value-type="string" calcext:value-type="string">
            <text:p>無特定性別</text:p>
          </table:table-cell>
          <table:table-cell office:value-type="string" calcext:value-type="string">
            <text:p>文本中提到的人物，為家庭成員，未明確性別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中老婦人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的母親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她的母親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母親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的母親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不喜歡做家事的她，結婚以後也常常在娘家吃飯。楊振家不好意思經常打擾岳母，加上胃口也不盡相同，只好自己下廚。後來業務增加，應酬也多起來，便名正言順地在飯店解決自己的民生問題了。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不喜歡做家事的她，結婚以後也常常在娘家吃飯。楊振家不好意思經常打擾岳母，加上胃口也不盡相同，只好自己下廚。後來業務增加，應酬也多起來，便名正言順地在飯店解決自己的民生問題了。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不喜歡做家事的她，結婚以後也常常在娘家吃飯。楊振家不好意思經常打擾岳母，加上胃口也不盡相同，只好自己下廚。後來業務增加，應酬也多起來，便名正言順地在飯店解決自己的民生問題了。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岳母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的母親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人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人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太太</text:p>
          </table:table-cell>
          <table:table-cell office:value-type="string" calcext:value-type="string">
            <text:p>妻子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男性伴侶的配偶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酒家女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在酒家工作的女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舞女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從事舞蹈表演或陪舞的女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楊振家的魅力，除了英俊的面貌和高大結實的體格，還有一張嘴巴，他不僅可以把「死」的說成「活」的，講起恭維話來，還可以搔到人的癢處，叫聽的人飄飄然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楊振家的魅力，除了英俊的面貌和高大結實的體格，還有一張嘴巴，他不僅可以把「死」的說成「活」的，講起恭維話來，還可以搔到人的癢處，叫聽的人飄飄然。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楊振家的魅力，除了英俊的面貌和高大結實的體格，還有一張嘴巴，他不僅可以把「死」的說成「活」的，講起恭維話來，還可以搔到人的癢處，叫聽的人飄飄然。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泛指的人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聽到恭維話的對象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男人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此處特指「楊振家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女人們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泛指女性群體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男人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此處特指「楊振家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女人們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泛指女性群體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string" calcext:value-type="string">
            <text:p>男性</text:p>
          </table:table-cell>
          <table:table-cell office:value-type="string" calcext:value-type="string">
            <text:p>泛指男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他們</text:p>
          </table:table-cell>
          <table:table-cell office:value-type="string" calcext:value-type="string">
            <text:p>彩英與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彩英」和「楊振家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「我們最好結婚！」事後她這樣建議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我們</text:p>
          </table:table-cell>
          <table:table-cell office:value-type="string" calcext:value-type="string">
            <text:p>彩英與楊振家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指代「彩英」和「楊振家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「我們最好結婚！」事後她這樣建議。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男人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特指「楊振家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女人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他們</text:p>
          </table:table-cell>
          <table:table-cell office:value-type="string" calcext:value-type="string">
            <text:p>彩英與楊振家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指代「彩英」和「楊振家」。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家長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男女雙方的父母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24T14:54:40.435600304</dc:date>
    <meta:editing-duration>PT7S</meta:editing-duration>
    <meta:editing-cycles>1</meta:editing-cycles>
    <meta:document-statistic meta:table-count="1" meta:cell-count="480" meta:object-count="0"/>
  </office:meta>
</office:document-meta>
</file>